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0f9b" officeooo:paragraph-rsid="00120f9b"/>
    </style:style>
    <style:style style:name="P2" style:family="paragraph" style:parent-style-name="Standard">
      <style:text-properties officeooo:rsid="00120f9b" officeooo:paragraph-rsid="00139a8e"/>
    </style:style>
    <style:style style:name="P3" style:family="paragraph" style:parent-style-name="Standard">
      <style:text-properties officeooo:rsid="00167451" officeooo:paragraph-rsid="00167451"/>
    </style:style>
    <style:style style:name="P4" style:family="paragraph" style:parent-style-name="Standard">
      <style:text-properties officeooo:rsid="00139a8e" officeooo:paragraph-rsid="00120f9b"/>
    </style:style>
    <style:style style:name="P5" style:family="paragraph" style:parent-style-name="Standard">
      <style:text-properties style:text-position="0% 100%" officeooo:rsid="00139a8e" officeooo:paragraph-rsid="00120f9b"/>
    </style:style>
    <style:style style:name="P6" style:family="paragraph" style:parent-style-name="Standard">
      <style:text-properties style:text-position="0% 100%" officeooo:rsid="00167451" officeooo:paragraph-rsid="00167451"/>
    </style:style>
    <style:style style:name="P7" style:family="paragraph" style:parent-style-name="Standard">
      <style:text-properties style:text-position="0% 100%" officeooo:rsid="001ca70e" officeooo:paragraph-rsid="001ca70e"/>
    </style:style>
    <style:style style:name="P8" style:family="paragraph" style:parent-style-name="Standard">
      <style:text-properties style:text-position="0% 100%" officeooo:rsid="001d980a" officeooo:paragraph-rsid="001d980a"/>
    </style:style>
    <style:style style:name="P9" style:family="paragraph" style:parent-style-name="Standard">
      <style:text-properties style:text-position="0% 100%" officeooo:rsid="001ef942" officeooo:paragraph-rsid="001ef942"/>
    </style:style>
    <style:style style:name="P10" style:family="paragraph" style:parent-style-name="Standard">
      <style:text-properties style:text-position="0% 100%" officeooo:rsid="001ef942" officeooo:paragraph-rsid="001f9cd3"/>
    </style:style>
    <style:style style:name="P11" style:family="paragraph" style:parent-style-name="Standard">
      <style:text-properties style:text-position="0% 100%" officeooo:rsid="0021dd8f" officeooo:paragraph-rsid="0021dd8f"/>
    </style:style>
    <style:style style:name="P12" style:family="paragraph" style:parent-style-name="Standard">
      <style:text-properties style:text-position="0% 100%" officeooo:rsid="0021dd8f" officeooo:paragraph-rsid="00247bc6"/>
    </style:style>
    <style:style style:name="P13" style:family="paragraph" style:parent-style-name="Standard">
      <style:text-properties style:text-position="0% 100%" officeooo:rsid="0022f29a" officeooo:paragraph-rsid="0022f29a"/>
    </style:style>
    <style:style style:name="T1" style:family="text">
      <style:text-properties officeooo:rsid="00139a8e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39a8e"/>
    </style:style>
    <style:style style:name="T4" style:family="text">
      <style:text-properties style:text-position="sub 58%" officeooo:rsid="00195203"/>
    </style:style>
    <style:style style:name="T5" style:family="text">
      <style:text-properties style:text-position="sub 58%" officeooo:rsid="001abfa4"/>
    </style:style>
    <style:style style:name="T6" style:family="text">
      <style:text-properties style:text-position="sub 58%" officeooo:rsid="001f9cd3"/>
    </style:style>
    <style:style style:name="T7" style:family="text">
      <style:text-properties style:text-position="sub 58%" officeooo:rsid="00218695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39a8e"/>
    </style:style>
    <style:style style:name="T10" style:family="text">
      <style:text-properties style:text-position="0% 100%" officeooo:rsid="0014b061"/>
    </style:style>
    <style:style style:name="T11" style:family="text">
      <style:text-properties style:text-position="0% 100%" officeooo:rsid="0017fb01"/>
    </style:style>
    <style:style style:name="T12" style:family="text">
      <style:text-properties style:text-position="0% 100%" officeooo:rsid="00195203"/>
    </style:style>
    <style:style style:name="T13" style:family="text">
      <style:text-properties officeooo:rsid="0018b5af"/>
    </style:style>
    <style:style style:name="T14" style:family="text">
      <style:text-properties officeooo:rsid="00195203"/>
    </style:style>
    <style:style style:name="T15" style:family="text">
      <style:text-properties officeooo:rsid="001abfa4"/>
    </style:style>
    <style:style style:name="T16" style:family="text">
      <style:text-properties style:text-position="super 58%"/>
    </style:style>
    <style:style style:name="T17" style:family="text">
      <style:text-properties style:text-position="super 58%" officeooo:rsid="001abfa4"/>
    </style:style>
    <style:style style:name="T18" style:family="text">
      <style:text-properties style:text-position="super 58%" officeooo:rsid="00218695"/>
    </style:style>
    <style:style style:name="T19" style:family="text">
      <style:text-properties style:text-position="super 58%" officeooo:rsid="0025b63f"/>
    </style:style>
    <style:style style:name="T20" style:family="text">
      <style:text-properties officeooo:rsid="001f9cd3"/>
    </style:style>
    <style:style style:name="T21" style:family="text">
      <style:text-properties officeooo:rsid="00218695"/>
    </style:style>
    <style:style style:name="T22" style:family="text">
      <style:text-properties officeooo:rsid="0023b36f"/>
    </style:style>
    <style:style style:name="T23" style:family="text">
      <style:text-properties officeooo:rsid="00247b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e inversiones</text:p>
      <text:p text:style-name="P1"/>
      <text:p text:style-name="P1"/>
      <text:p text:style-name="P1">Plan de financiación:</text:p>
      <text:p text:style-name="P1">-<text:span text:style-name="T1">Prestamo bancario</text:span></text:p>
      <text:p text:style-name="P4"><text:tab/>Interés simple:</text:p>
      <text:p text:style-name="P2"><text:tab/><text:tab/><text:span text:style-name="T1">Supone la devolución conjunta de capital prestado más los intereses. Por lo general a <text:tab/><text:tab/>menos de 1 año.</text:span></text:p>
      <text:p text:style-name="P2"/>
      <text:p text:style-name="P2"><text:tab/><text:tab/><text:span text:style-name="T14">I</text:span><text:span text:style-name="T1">=intererses</text:span></text:p>
      <text:p text:style-name="P1"><text:tab/><text:tab/><text:span text:style-name="T1">c=capital</text:span></text:p>
      <text:p text:style-name="P1"><text:tab/><text:tab/><text:span text:style-name="T1">r=redito(tipo de interés)</text:span></text:p>
      <text:p text:style-name="P1"><text:tab/><text:tab/><text:span text:style-name="T1">t=tiempo</text:span></text:p>
      <text:p text:style-name="P1"><text:tab/><text:tab/><text:span text:style-name="T1">c</text:span><text:span text:style-name="T3">n</text:span><text:span text:style-name="T9">=montante=c+i</text:span></text:p>
      <text:p text:style-name="P5"/>
      <text:p text:style-name="P5"><text:tab/><text:tab/><text:span text:style-name="T14">I</text:span>=c*r*t</text:p>
      <text:p text:style-name="P5"><text:tab/><text:tab/></text:p>
      <text:p text:style-name="P1"><text:span text:style-name="T9"><text:tab/><text:tab/>Si t son años: </text:span><text:span text:style-name="T12">I</text:span><text:span text:style-name="T9">=c*r*t/100 </text:span><text:span text:style-name="T10">=&gt; i=c*(r/100)*t (Ojo que igual lo pone así sin paréntesis)</text:span></text:p>
      <text:p text:style-name="P5"><text:tab/><text:tab/>Si t son meses: <text:span text:style-name="T14">I</text:span>=c*r*t/1200</text:p>
      <text:p text:style-name="P5"><text:tab/><text:tab/>Si t son días: <text:span text:style-name="T14">I</text:span>=c*r*t/36500</text:p>
      <text:p text:style-name="P5"/>
      <text:p text:style-name="P3"><text:span text:style-name="T9">E</text:span><text:span text:style-name="T8">jercicio </text:span><text:span text:style-name="T11">6</text:span><text:span text:style-name="T8">:</text:span></text:p>
      <text:p text:style-name="P6">I=c*r*t/36500=540*14*18/36500=3.73</text:p>
      <text:p text:style-name="P6">540+3.73=543.73</text:p>
      <text:p text:style-name="P6"/>
      <text:p text:style-name="P6">Ejercicio 7:</text:p>
      <text:p text:style-name="P6">I=4000*8*40/36500=35.07</text:p>
      <text:p text:style-name="P6">Comision=4000*4/1000=14</text:p>
      <text:p text:style-name="P6">Gatsos de gestion=3</text:p>
      <text:p text:style-name="P6">Total=54.07 =&gt; 3945.93</text:p>
      <text:p text:style-name="P6"/>
      <text:p text:style-name="P6"><text:tab/><text:span text:style-name="T13">Interés compuesto:</text:span></text:p>
      <text:p text:style-name="P6"><text:tab/><text:tab/><text:span text:style-name="T13">Un capital está colocado a interés compuesto cuando al final de cada periodo de <text:tab/><text:tab/><text:tab/>tiempo se van acumulando los intereses al capital inicial al objeto de generar nuevos <text:tab/><text:tab/>intereses.</text:span></text:p>
      <text:p text:style-name="P6"/>
      <text:p text:style-name="P6"><text:tab/><text:tab/><text:span text:style-name="T14">Ejemplo:</text:span></text:p>
      <text:p text:style-name="P6"><text:tab/><text:tab/><text:span text:style-name="T14">Capital de 8000€ que nos prestan al 8% durante dos años a interés compuesto.</text:span></text:p>
      <text:p text:style-name="P6"><text:tab/><text:tab/><text:span text:style-name="T14">I=8000*5*1/100=400</text:span></text:p>
      <text:p text:style-name="P6"><text:tab/><text:tab/><text:span text:style-name="T14">C</text:span><text:span text:style-name="T4">n</text:span><text:span text:style-name="T14">=8000+400=8400 tras un año. Sobre este nuevo capital se aplica otra vez el interés <text:tab/><text:tab/>para el segundo año.</text:span></text:p>
      <text:p text:style-name="P6"/>
      <text:p text:style-name="P6"><text:tab/><text:tab/><text:span text:style-name="T14">C</text:span><text:span text:style-name="T4">O <text:s/></text:span><text:span text:style-name="T14">= capital prestado</text:span></text:p>
      <text:p text:style-name="P6"><text:tab/><text:tab/><text:span text:style-name="T14">I = intereses</text:span></text:p>
      <text:p text:style-name="P6"><text:tab/><text:tab/><text:span text:style-name="T14">i = tanto por uno de interés</text:span></text:p>
      <text:p text:style-name="P6"><text:tab/><text:tab/><text:span text:style-name="T14">n = número de periodos</text:span></text:p>
      <text:p text:style-name="P6"><text:tab/><text:tab/></text:p>
      <text:p text:style-name="P6"><text:tab/><text:tab/><text:span text:style-name="T15">I=C</text:span><text:span text:style-name="T5">o</text:span><text:span text:style-name="T15">[(1+i)</text:span><text:span text:style-name="T17">n</text:span><text:span text:style-name="T15">-1]</text:span></text:p>
      <text:p text:style-name="P7"/>
      <text:p text:style-name="P7"/>
      <text:p text:style-name="P7"/>
      <text:p text:style-name="P7"/>
      <text:p text:style-name="P7"><text:soft-page-break/>Pr<text:span text:style-name="T20">é</text:span>stamo de <text:s/>6000€ al 10% durante 3 años:</text:p>
      <text:p text:style-name="P7">Interés simple:</text:p>
      <text:p text:style-name="P7">I=6000*10*3/100=1800€</text:p>
      <text:p text:style-name="P7"/>
      <text:p text:style-name="P7">Interés compuesto:</text:p>
      <text:p text:style-name="P7">I=6000[(1+0,1)<text:span text:style-name="T16">3</text:span>-1]=1986€</text:p>
      <text:p text:style-name="P7"/>
      <text:p text:style-name="P8">I<text:span text:style-name="T2">1</text:span>=6000*10*1/100=600€</text:p>
      <text:p text:style-name="P8">I<text:span text:style-name="T2">2</text:span>=6600*10*1/100=660€</text:p>
      <text:p text:style-name="P8">I<text:span text:style-name="T2">3</text:span>=7260*10*1/100=726€</text:p>
      <text:p text:style-name="P8">Total= <text:s text:c="6"/>1986€</text:p>
      <text:p text:style-name="P8"/>
      <text:p text:style-name="P9">*Cuota de amortización: </text:p>
      <text:p text:style-name="P9"><text:tab/>Supone el pago de una cuota de amortización, periodica para la cancelación del capital <text:tab/>prestado más los intereses. Por lo general préstamos a más de 1 año (personales, <text:s/><text:tab/>hipotecarios, etc)</text:p>
      <text:p text:style-name="P9"><text:tab/></text:p>
      <text:p text:style-name="P9"><text:tab/><text:span text:style-name="T20">C</text:span><text:span text:style-name="T6">o</text:span><text:span text:style-name="T20">=capital prestado</text:span></text:p>
      <text:p text:style-name="P10"><text:tab/><text:span text:style-name="T20">I = interese</text:span></text:p>
      <text:p text:style-name="P10"><text:tab/><text:span text:style-name="T20">i = tanto por uno de interés</text:span></text:p>
      <text:p text:style-name="P10"><text:tab/><text:span text:style-name="T20">n = número de periodos</text:span></text:p>
      <text:p text:style-name="P10"/>
      <text:p text:style-name="P10"><text:tab/><text:span text:style-name="T21">Cuota de amortización = C</text:span><text:span text:style-name="T7">o</text:span><text:span text:style-name="T21">[i(1+i)</text:span><text:span text:style-name="T18">n</text:span><text:span text:style-name="T21">]/[(1+i)</text:span><text:span text:style-name="T19">n</text:span><text:span text:style-name="T21">-1]</text:span></text:p>
      <text:p text:style-name="P10"/>
      <text:p text:style-name="P11">Ejercicio 9:</text:p>
      <text:p text:style-name="P11">Año 1:</text:p>
      <text:p text:style-name="P11">Intereses</text:p>
      <text:p text:style-name="P11">I<text:span text:style-name="T2">1</text:span>=90000*4*1/100=3600</text:p>
      <text:p text:style-name="P11">Amortización</text:p>
      <text:p text:style-name="P11">20.216,44-3600=16614,44</text:p>
      <text:p text:style-name="P11">Deuda pendiente</text:p>
      <text:p text:style-name="P11">90000-16614,44=73383,56</text:p>
      <text:p text:style-name="P11">Capital amortizado</text:p>
      <text:p text:style-name="P11">16616,44</text:p>
      <text:p text:style-name="P11"/>
      <text:p text:style-name="P11">Año 2:</text:p>
      <text:p text:style-name="P11">Intereses</text:p>
      <text:p text:style-name="P11">I<text:span text:style-name="T2">1</text:span>=73383,56*4*1/100=2935,34</text:p>
      <text:p text:style-name="P11">Amortización</text:p>
      <text:p text:style-name="P11">20.216,44-2935,34=17281,1</text:p>
      <text:p text:style-name="P11">Deuda pendiente</text:p>
      <text:p text:style-name="P11">73383,56-17281,1=56102,46</text:p>
      <text:p text:style-name="P11">Capital amortizado</text:p>
      <text:p text:style-name="P11">33947,54</text:p>
      <text:p text:style-name="P11"/>
      <text:p text:style-name="P12"/>
      <text:p text:style-name="P11">.</text:p>
      <text:p text:style-name="P11">.</text:p>
      <text:p text:style-name="P11">.</text:p>
      <text:p text:style-name="P11">Año 5:</text:p>
      <text:p text:style-name="P11">Deuda pendiente</text:p>
      <text:p text:style-name="P11">x-y=0</text:p>
      <text:p text:style-name="P11"><text:soft-page-break/>Capital amortizado</text:p>
      <text:p text:style-name="P11">90000</text:p>
      <text:p text:style-name="P13">Ejercicio:</text:p>
      <text:p text:style-name="P13">Compramos una furgoneta por 10587,49€ <text:span text:style-name="T22">y pedimos un préstamo:</text:span> el tipo de interés es de 8,7022% a devolver en 6 años. ¿Cuota de amortización? <text:span text:style-name="T22">(al préstamo se le aplica en meses)</text:span></text:p>
      <text:p text:style-name="P13"/>
      <text:p text:style-name="P13">N=72 meses</text:p>
      <text:p text:style-name="P13">i=0,087022/12=0,007251833</text:p>
      <text:p text:style-name="P13">Cuota=189,2836€</text:p>
      <text:p text:style-name="P8"/>
      <text:p text:style-name="P6"/>
      <text:p text:style-name="P6"/>
      <text:p text:style-name="P6"/>
      <text:p text:style-name="P6"/>
      <text:p text:style-name="P5"/>
      <text:p text:style-name="P1"><text:tab/><text:tab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18:54:37.516000000</meta:creation-date>
    <meta:generator>LibreOffice/7.2.2.2$Windows_X86_64 LibreOffice_project/02b2acce88a210515b4a5bb2e46cbfb63fe97d56</meta:generator>
    <dc:date>2022-01-21T20:25:50.226000000</dc:date>
    <meta:editing-duration>PT2H48M47S</meta:editing-duration>
    <meta:editing-cycles>18</meta:editing-cycles>
    <meta:document-statistic meta:table-count="0" meta:image-count="0" meta:object-count="0" meta:page-count="3" meta:paragraph-count="85" meta:word-count="307" meta:character-count="2235" meta:non-whitespace-character-count="1933"/>
  </office:meta>
</office:document-meta>
</file>